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40fa" officeooo:paragraph-rsid="000240fa" style:font-weight-asian="bold" style:font-weight-complex="bold"/>
    </style:style>
    <style:style style:name="P2" style:family="paragraph" style:parent-style-name="Standard">
      <style:text-properties fo:font-style="normal" fo:font-weight="bold" officeooo:rsid="001d3cc6" officeooo:paragraph-rsid="001d3cc6" style:font-style-asian="normal" style:font-weight-asian="bold" style:font-style-complex="normal" style:font-weight-complex="bold"/>
    </style:style>
    <style:style style:name="P3" style:family="paragraph" style:parent-style-name="Standard">
      <style:text-properties fo:font-style="normal" fo:font-weight="normal" officeooo:rsid="001d3cc6" officeooo:paragraph-rsid="001d3cc6" style:font-style-asian="normal" style:font-weight-asian="normal" style:font-style-complex="normal" style:font-weight-complex="normal"/>
    </style:style>
    <style:style style:name="P4" style:family="paragraph" style:parent-style-name="Standard">
      <style:text-properties fo:font-style="normal" fo:font-weight="normal" officeooo:rsid="0011f8d7" officeooo:paragraph-rsid="001d3cc6" style:font-style-asian="normal" style:font-weight-asian="normal" style:font-style-complex="normal" style:font-weight-complex="normal"/>
    </style:style>
    <style:style style:name="P5" style:family="paragraph" style:parent-style-name="Standard">
      <style:text-properties officeooo:rsid="001d3cc6" officeooo:paragraph-rsid="001d3cc6"/>
    </style:style>
    <style:style style:name="P6" style:family="paragraph" style:parent-style-name="Standard">
      <style:text-properties fo:font-style="italic" fo:font-weight="bold" officeooo:rsid="0011f8d7" officeooo:paragraph-rsid="000240fa"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italic" fo:font-weight="normal" officeooo:rsid="001d3cc6" officeooo:paragraph-rsid="001d3cc6" style:font-style-asian="italic" style:font-weight-asian="normal" style:font-style-complex="italic"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font-style="italic" fo:font-weight="normal" officeooo:rsid="00131501" officeooo:paragraph-rsid="00131501" style:font-style-asian="italic" style:font-weight-asian="normal" style:font-style-complex="italic" style:font-weight-complex="normal"/>
    </style:style>
    <style:style style:name="P9" style:family="paragraph" style:parent-style-name="Standard">
      <style:paragraph-properties fo:margin-left="0cm" fo:margin-right="0cm" fo:text-indent="0cm" style:auto-text-indent="false"/>
      <style:text-properties fo:font-style="normal" fo:font-weight="bold" officeooo:rsid="00131501" officeooo:paragraph-rsid="00131501" style:font-style-asian="normal" style:font-weight-asian="bold" style:font-style-complex="normal" style:font-weight-complex="bold"/>
    </style:style>
    <style:style style:name="P10" style:family="paragraph" style:parent-style-name="Standard">
      <style:paragraph-properties fo:margin-left="0cm" fo:margin-right="0cm"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fo:font-style="normal" fo:font-weight="normal" officeooo:rsid="001e9d30" officeooo:paragraph-rsid="001e9d30" style:font-style-asian="normal" style:font-weight-asian="normal" style:font-style-complex="normal" style:font-weight-complex="normal"/>
    </style:style>
    <style:style style:name="P13" style:family="paragraph" style:parent-style-name="Standard">
      <style:paragraph-properties fo:margin-left="1.251cm" fo:margin-right="0cm"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14" style:family="paragraph" style:parent-style-name="Standard">
      <style:paragraph-properties fo:margin-left="1.251cm" fo:margin-right="0cm" fo:text-indent="0cm" style:auto-text-indent="false"/>
      <style:text-properties fo:font-style="normal" fo:font-weight="normal" officeooo:rsid="0011f8d7" officeooo:paragraph-rsid="001d3cc6" style:font-style-asian="normal" style:font-weight-asian="normal" style:font-style-complex="normal" style:font-weight-complex="normal"/>
    </style:style>
    <style:style style:name="P15" style:family="paragraph" style:parent-style-name="Standard">
      <style:paragraph-properties fo:margin-left="1.251cm" fo:margin-right="0cm" fo:text-indent="0cm" style:auto-text-indent="false"/>
      <style:text-properties fo:font-style="normal" fo:font-weight="normal" officeooo:rsid="001d3cc6" officeooo:paragraph-rsid="001d3cc6" style:font-style-asian="normal" style:font-weight-asian="normal" style:font-style-complex="normal" style:font-weight-complex="normal"/>
    </style:style>
    <style:style style:name="P16" style:family="paragraph" style:parent-style-name="Standard">
      <style:paragraph-properties fo:margin-left="1.251cm" fo:margin-right="0cm" fo:text-indent="0cm" style:auto-text-indent="false"/>
      <style:text-properties fo:font-style="normal" fo:font-weight="bold" officeooo:rsid="001d3cc6" officeooo:paragraph-rsid="001d3cc6" style:font-style-asian="normal" style:font-weight-asian="bold" style:font-style-complex="normal" style:font-weight-complex="bold"/>
    </style:style>
    <style:style style:name="P17" style:family="paragraph" style:parent-style-name="Standard">
      <style:text-properties fo:font-style="italic" officeooo:rsid="001d3cc6" officeooo:paragraph-rsid="001d3cc6" style:font-style-asian="italic" style:font-style-complex="italic"/>
    </style:style>
    <style:style style:name="P18" style:family="paragraph" style:parent-style-name="Standard">
      <style:text-properties fo:font-style="normal" fo:font-weight="normal" officeooo:rsid="001d3cc6" officeooo:paragraph-rsid="0020a591" style:font-style-asian="normal" style:font-weight-asian="normal"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font-style="italic" fo:font-weight="normal" officeooo:rsid="00131501" officeooo:paragraph-rsid="00131501"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131501" style:font-style-asian="italic" style:font-style-complex="italic"/>
    </style:style>
    <style:style style:name="T3" style:family="text">
      <style:text-properties fo:font-style="italic" officeooo:rsid="001d3cc6" style:font-style-asian="italic" style:font-style-complex="italic"/>
    </style:style>
    <style:style style:name="T4" style:family="text">
      <style:text-properties fo:font-style="italic" officeooo:rsid="0020a591"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31501"/>
    </style:style>
    <style:style style:name="T7" style:family="text">
      <style:text-properties officeooo:rsid="00169dd5"/>
    </style:style>
    <style:style style:name="T8" style:family="text">
      <style:text-properties officeooo:rsid="001d3cc6"/>
    </style:style>
    <style:style style:name="T9" style:family="text">
      <style:text-properties officeooo:rsid="0020a5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écifications du <text:span text:style-name="T8">tableau Contrôle global de la l</text:span>iquidation de la NBI</text:p>
      <text:p text:style-name="Standard"/>
      <text:p text:style-name="P17"/>
      <text:p text:style-name="P5"><text:span text:style-name="T1">Les variables utilisées dans ce tableau sont définies dans la fiche </text:span><text:a xlink:type="simple" xlink:href="../fiche_NBI_liq.odt" text:style-name="Internet_20_link" text:visited-style-name="Visited_20_Internet_20_Link"><text:span text:style-name="T1">Spécifications du test Liquidation de la NBI</text:span></text:a><text:span text:style-name="T1"> </text:span></text:p>
      <text:p text:style-name="P6"/>
      <text:p text:style-name="P3"><text:span text:style-name="T1">Une base </text:span>cumuls.nbi <text:span text:style-name="T1">est définie comme suit</text:span> :</text:p>
      <text:p text:style-name="P2"/>
      <text:p text:style-name="P2">Colonnes</text:p>
      <text:p text:style-name="P2"/>
      <text:p text:style-name="P18">cumul.annuel.indiciaire </text:p>
      <text:p text:style-name="P18"><text:span text:style-name="T9"><text:tab/>= </text:span><text:s text:c="2"/><text:span text:style-name="T1">Cumul global sur la période de paye </text:span><text:span text:style-name="T4">des points d’indice NBI </text:span>nbi.cum.indiciaire</text:p>
      <text:p text:style-name="P18"/>
      <text:p text:style-name="P18">cumul.annuel.montants <text:s text:c="2"/></text:p>
      <text:p text:style-name="P18"><text:span text:style-name="T9"><text:tab/>= <text:s/></text:span><text:s/><text:span text:style-name="T1">Cumul global sur la période de paye de la variable</text:span> nbi.eqtp.tot</text:p>
      <text:p text:style-name="P4"/>
      <text:p text:style-name="P7">En d’autres termes, <text:span text:style-name="T5">cumul.annuel.indiciaire </text:span>représente le total des points d’indice de NBI et <text:span text:style-name="T5">cumul.annuel.montants </text:span>le total des montants payés de NBI en équivalent temps plein.</text:p>
      <text:p text:style-name="P7"/>
      <text:p text:style-name="P9">Le tableau présente les résultats suivants, <text:span text:style-name="T8">par année</text:span> : </text:p>
      <text:p text:style-name="P10"/>
      <text:p text:style-name="P16">Colonne <text:tab/><text:tab/><text:tab/><text:tab/>Variable</text:p>
      <text:p text:style-name="P15"/>
      <text:p text:style-name="P14">Cumuls des NBI<text:tab/> <text:tab/><text:tab/>cumul.annuel.indiciaire <text:tab/><text:tab/></text:p>
      <text:p text:style-name="P14">Montants versés<text:tab/><text:tab/><text:tab/>cumul.annuel.<text:span text:style-name="T8">montants</text:span></text:p>
      <text:p text:style-name="P14">Point d'INM apparent <text:span text:style-name="T8">(a)</text:span><text:tab/><text:tab/>cumul.annuel.montants / cumul.annuel.indiciaire </text:p>
      <text:p text:style-name="P14">Point d'INM moyen<text:tab/><text:span text:style-name="T8">(b)</text:span><text:tab/><text:tab/><text:span text:style-name="T8">moyenne du point mensuel d’INM sur l’année</text:span><text:tab/></text:p>
      <text:p text:style-name="P14">Contrôle <text:tab/><text:tab/><text:tab/><text:tab/><text:span text:style-name="T8">si écart entre (a) et (b)</text:span> &gt; 0.3 <text:span text:style-name="T8">alors</text:span> "Rouge"</text:p>
      <text:p text:style-name="P14"><text:tab/><text:tab/><text:tab/><text:tab/><text:tab/><text:span text:style-name="T8">sinon si écart entre (a) et (b)</text:span> &gt; 0.15, "Orange"</text:p>
      <text:p text:style-name="P14"><text:tab/><text:tab/><text:tab/><text:tab/><text:tab/><text:span text:style-name="T8">sinon</text:span> "Vert"</text:p>
      <text:p text:style-name="P13"><text:s text:c="14"/></text:p>
      <text:p text:style-name="P9"><text:span text:style-name="T6">L</text:span>iens hypertexte<text:span text:style-name="T7">s</text:span></text:p>
      <text:p text:style-name="P8"/>
      <text:p text:style-name="P11"><text:span text:style-name="T2">L</text:span><text:span text:style-name="T3">a base </text:span><text:span text:style-name="T8">cumuls.nbi</text:span><text:span text:style-name="T2"> </text:span><text:span text:style-name="T3">est </text:span><text:span text:style-name="T2">en lien hypertexte.</text:span></text:p>
      <text:p text:style-name="P8"/>
      <text:p text:style-name="P12"><text:span text:style-name="T2">I</text:span><text:span text:style-name="T1">nterprétation : La variable </text:span>Contrôle permet de repérer des écarts entre les points de NBI déclarés et les mises en paiement.</text:p>
      <text:p text:style-name="P12"/>
      <text:p text:style-name="P12">Il arrive parfois que les bases de paye renseignent non pas le nombre de points d’indice <text:span text:style-name="T9">de NBI </text:span>mais les montants payés (arrondis) dans la colonne NBI. Ce problème de fiabilité empêche toute vérification des calculs de liquidation des montants payés au titre de la NBI, le nombre de points devant être connu pour effectuer cette vér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9:06:55.710585747</meta:creation-date>
    <dc:date>2018-05-31T01:58:09.879866133</dc:date>
    <meta:editing-duration>PT1H24M43S</meta:editing-duration>
    <meta:editing-cycles>22</meta:editing-cycles>
    <meta:generator>LibreOffice/6.0.3.2$Linux_X86_64 LibreOffice_project/00m0$Build-2</meta:generator>
    <meta:document-statistic meta:table-count="0" meta:image-count="0" meta:object-count="0" meta:page-count="1" meta:paragraph-count="23" meta:word-count="236" meta:character-count="1577" meta:non-whitespace-character-count="1307"/>
  </office:meta>
</office:document-meta>
</file>